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1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8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53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61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62" style:family="table-cell" style:parent-style-name="Pivot_20_Table_20_Value" style:data-style-name="N4">
      <style:table-cell-properties fo:border-bottom="none" fo:border-left="none" fo:border-right="0.99pt solid #000000" fo:border-top="0.99pt solid #000000"/>
    </style:style>
    <style:style style:name="ce63" style:family="table-cell" style:parent-style-name="Pivot_20_Table_20_Value" style:data-style-name="N4">
      <style:table-cell-properties fo:border-bottom="none" fo:border-left="none" fo:border-right="0.99pt solid #000000" fo:border-top="none"/>
    </style:style>
    <style:style style:name="ce64" style:family="table-cell" style:parent-style-name="Pivot_20_Table_20_Value" style:data-style-name="N4">
      <style:table-cell-properties fo:border-bottom="0.99pt solid #000000" fo:border-left="none" fo:border-right="0.99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Value" style:data-style-name="N4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4">
      <style:table-cell-properties fo:border-bottom="none" fo:border-left="none" fo:border-right="0.99pt solid #000000" fo:border-top="none"/>
    </style:style>
    <style:style style:name="ce16" style:family="table-cell" style:parent-style-name="Pivot_20_Table_20_Value" style:data-style-name="N4">
      <style:table-cell-properties fo:border-bottom="0.99pt solid #000000" fo:border-left="none" fo:border-right="0.99pt solid #000000" fo:border-top="none"/>
    </style:style>
    <style:style style:name="ce70" style:family="table-cell" style:parent-style-name="Pivot_20_Table_20_Corner">
      <style:table-cell-properties fo:border-bottom="none" fo:border-left="none" fo:border-right="none" fo:border-top="2.01pt solid #000000"/>
    </style:style>
    <style:style style:name="ce71" style:family="table-cell" style:parent-style-name="Pivot_20_Table_20_Value" style:data-style-name="N4"/>
    <style:style style:name="ce7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Default" style:data-style-name="N11"/>
    <style:style style:name="ce7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7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7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79" style:family="table-cell" style:parent-style-name="Pivot_20_Table_20_Value" style:data-style-name="N0"/>
    <style:style style:name="ce80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81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82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83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84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85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86" style:family="table-cell" style:parent-style-name="Pivot_20_Table_20_Result" style:data-style-name="N0"/>
    <style:style style:name="ce8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8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9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9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relief="none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 Hash state st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ing: [HashVisitedStateStore stateCount: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Warm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Warmup done (35777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maze size</text:p>
          </table:table-cell>
          <table:table-cell office:value-type="string" calcext:value-type="string">
            <text:p><text:s/>repetition</text:p>
          </table:table-cell>
          <table:table-cell office:value-type="string" calcext:value-type="string">
            <text:p><text:s/>time (msec)</text:p>
          </table:table-cell>
          <table:table-cell office:value-type="string" calcext:value-type="string">
            <text:p><text:s/>stat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memory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39639712" calcext:value-type="float">
            <text:p>17039639712</text:p>
          </table:table-cell>
          <table:table-cell/>
          <table:table-cell table:formula="of:=AVERAGE([.C6:.C15])" office:value-type="float" office:value="2204.6" calcext:value-type="float">
            <text:p>2204.6</text:p>
          </table:table-cell>
          <table:table-cell table:formula="of:=STDEV([.C6:.C15])" office:value-type="float" office:value="118.325539649449" calcext:value-type="float">
            <text:p>118.325539649449</text:p>
          </table:table-cell>
          <table:table-cell table:formula="of:=AVERAGE([.F6:.F15])" office:value-type="float" office:value="17063644480" calcext:value-type="float">
            <text:p>17063644480</text:p>
          </table:table-cell>
          <table:table-cell table:formula="of:=STDEV([.F6:.F15])[.B$1:.B$1048576]" office:value-type="string" office:string-value="" calcext:value-type="error">
            <text:p>Err: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8" calcext:value-type="float">
            <text:p>2508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81685320" calcext:value-type="float">
            <text:p>170816853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41" calcext:value-type="float">
            <text:p>224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69108080" calcext:value-type="float">
            <text:p>1706910808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48" calcext:value-type="float">
            <text:p>2148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81690456" calcext:value-type="float">
            <text:p>1708169045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91" calcext:value-type="float">
            <text:p>219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2408" calcext:value-type="float">
            <text:p>1705652240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81" calcext:value-type="float">
            <text:p>218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6248" calcext:value-type="float">
            <text:p>170565262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86" calcext:value-type="float">
            <text:p>2186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69109992" calcext:value-type="float">
            <text:p>170691099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4912" calcext:value-type="float">
            <text:p>170565249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61" calcext:value-type="float">
            <text:p>216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69113112" calcext:value-type="float">
            <text:p>170691131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14" calcext:value-type="float">
            <text:p>2214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4560" calcext:value-type="float">
            <text:p>170565245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127" calcext:value-type="float">
            <text:p>812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54632" calcext:value-type="float">
            <text:p>170397546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63" calcext:value-type="float">
            <text:p>836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56533608" calcext:value-type="float">
            <text:p>170565336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002" calcext:value-type="float">
            <text:p>8002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17576" calcext:value-type="float">
            <text:p>170691175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23" calcext:value-type="float">
            <text:p>812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17696" calcext:value-type="float">
            <text:p>1706911769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123" calcext:value-type="float">
            <text:p>812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69216" calcext:value-type="float">
            <text:p>170397692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321" calcext:value-type="float">
            <text:p>8321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25960" calcext:value-type="float">
            <text:p>170691259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227" calcext:value-type="float">
            <text:p>822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56543560" calcext:value-type="float">
            <text:p>170565435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180" calcext:value-type="float">
            <text:p>818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27088" calcext:value-type="float">
            <text:p>170691270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319" calcext:value-type="float">
            <text:p>8319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67736" calcext:value-type="float">
            <text:p>1703976773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140" calcext:value-type="float">
            <text:p>814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67776" calcext:value-type="float">
            <text:p>1703976777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478" calcext:value-type="float">
            <text:p>33478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51424" calcext:value-type="float">
            <text:p>170565514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4328" calcext:value-type="float">
            <text:p>34328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1208" calcext:value-type="float">
            <text:p>1703977120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325" calcext:value-type="float">
            <text:p>3332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3168" calcext:value-type="float">
            <text:p>1703977316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922" calcext:value-type="float">
            <text:p>33922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3112" calcext:value-type="float">
            <text:p>170397731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909" calcext:value-type="float">
            <text:p>33909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49880" calcext:value-type="float">
            <text:p>1705654988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476" calcext:value-type="float">
            <text:p>34476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50104" calcext:value-type="float">
            <text:p>170565501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4207" calcext:value-type="float">
            <text:p>34207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69133744" calcext:value-type="float">
            <text:p>170691337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283" calcext:value-type="float">
            <text:p>33283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69134976" calcext:value-type="float">
            <text:p>1706913497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263" calcext:value-type="float">
            <text:p>33263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55376" calcext:value-type="float">
            <text:p>1705655537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144" calcext:value-type="float">
            <text:p>33144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6096" calcext:value-type="float">
            <text:p>1703977609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3609" calcext:value-type="float">
            <text:p>173609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2760" calcext:value-type="float">
            <text:p>1703978276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1150" calcext:value-type="float">
            <text:p>181150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81727800" calcext:value-type="float">
            <text:p>170817278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1763" calcext:value-type="float">
            <text:p>181763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5264" calcext:value-type="float">
            <text:p>170397852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2836" calcext:value-type="float">
            <text:p>19283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69144640" calcext:value-type="float">
            <text:p>1706914464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8646" calcext:value-type="float">
            <text:p>17864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81727552" calcext:value-type="float">
            <text:p>170817275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1468" calcext:value-type="float">
            <text:p>181468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4440" calcext:value-type="float">
            <text:p>1703978444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8126" calcext:value-type="float">
            <text:p>18812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69145896" calcext:value-type="float">
            <text:p>1706914589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1082" calcext:value-type="float">
            <text:p>19108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5112" calcext:value-type="float">
            <text:p>170397851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8900" calcext:value-type="float">
            <text:p>188900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7504" calcext:value-type="float">
            <text:p>170397875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5307" calcext:value-type="float">
            <text:p>185307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5832" calcext:value-type="float">
            <text:p>1703978583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3465" calcext:value-type="float">
            <text:p>64346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8128" calcext:value-type="float">
            <text:p>1703979812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39710" calcext:value-type="float">
            <text:p>63971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6440" calcext:value-type="float">
            <text:p>1703979644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25764" calcext:value-type="float">
            <text:p>625764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52" calcext:value-type="float">
            <text:p>1703979575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35809" calcext:value-type="float">
            <text:p>635809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84" calcext:value-type="float">
            <text:p>1703979578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52380" calcext:value-type="float">
            <text:p>65238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84" calcext:value-type="float">
            <text:p>1703979578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43017" calcext:value-type="float">
            <text:p>643017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8144" calcext:value-type="float">
            <text:p>1703979814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48807" calcext:value-type="float">
            <text:p>648807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81739456" calcext:value-type="float">
            <text:p>1708173945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42075" calcext:value-type="float">
            <text:p>64207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20" calcext:value-type="float">
            <text:p>170397957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39863" calcext:value-type="float">
            <text:p>639863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56573024" calcext:value-type="float">
            <text:p>170565730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32704" calcext:value-type="float">
            <text:p>632704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69161712" calcext:value-type="float">
            <text:p>17069161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Full state st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ing: [BThreadSnapshotVisitedStateStore visited: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Warm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Warmup done (36248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maze size</text:p>
          </table:table-cell>
          <table:table-cell office:value-type="string" calcext:value-type="string">
            <text:p><text:s/>repetition</text:p>
          </table:table-cell>
          <table:table-cell office:value-type="string" calcext:value-type="string">
            <text:p><text:s/>time (msec)</text:p>
          </table:table-cell>
          <table:table-cell office:value-type="string" calcext:value-type="string">
            <text:p><text:s/>stat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memory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59694648" calcext:value-type="float">
            <text:p>169596946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83" calcext:value-type="float">
            <text:p>218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55992" calcext:value-type="float">
            <text:p>169890559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01641056" calcext:value-type="float">
            <text:p>1700164105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27" calcext:value-type="float">
            <text:p>222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104552" calcext:value-type="float">
            <text:p>1698910455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73" calcext:value-type="float">
            <text:p>217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14250672" calcext:value-type="float">
            <text:p>170142506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5" calcext:value-type="float">
            <text:p>225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83728" calcext:value-type="float">
            <text:p>169890837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79" calcext:value-type="float">
            <text:p>2279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85440" calcext:value-type="float">
            <text:p>1698908544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55" calcext:value-type="float">
            <text:p>245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77536" calcext:value-type="float">
            <text:p>169890775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13" calcext:value-type="float">
            <text:p>241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76072" calcext:value-type="float">
            <text:p>169890760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65" calcext:value-type="float">
            <text:p>226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14240872" calcext:value-type="float">
            <text:p>170142408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324" calcext:value-type="float">
            <text:p>1032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55552664" calcext:value-type="float">
            <text:p>1665555266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32" calcext:value-type="float">
            <text:p>9832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55551960" calcext:value-type="float">
            <text:p>166555519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763" calcext:value-type="float">
            <text:p>1076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30389080" calcext:value-type="float">
            <text:p>166303890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404" calcext:value-type="float">
            <text:p>1040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2952520" calcext:value-type="float">
            <text:p>166429525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40" calcext:value-type="float">
            <text:p>1054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2997208" calcext:value-type="float">
            <text:p>166429972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944" calcext:value-type="float">
            <text:p>994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55589352" calcext:value-type="float">
            <text:p>1665558935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694" calcext:value-type="float">
            <text:p>969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01060880" calcext:value-type="float">
            <text:p>166010608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11" calcext:value-type="float">
            <text:p>10011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13658632" calcext:value-type="float">
            <text:p>166136586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157" calcext:value-type="float">
            <text:p>1015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2959808" calcext:value-type="float">
            <text:p>166429598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217" calcext:value-type="float">
            <text:p>1121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3060888" calcext:value-type="float">
            <text:p>166430608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696" calcext:value-type="float">
            <text:p>37696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550784" calcext:value-type="float">
            <text:p>1525555078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7620" calcext:value-type="float">
            <text:p>37620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456296" calcext:value-type="float">
            <text:p>1525545629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255" calcext:value-type="float">
            <text:p>3825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68037672" calcext:value-type="float">
            <text:p>152680376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182" calcext:value-type="float">
            <text:p>37182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418704" calcext:value-type="float">
            <text:p>152554187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6821" calcext:value-type="float">
            <text:p>36821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26100296" calcext:value-type="float">
            <text:p>1522610029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7336" calcext:value-type="float">
            <text:p>37336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196849608" calcext:value-type="float">
            <text:p>1519684960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324" calcext:value-type="float">
            <text:p>37324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26034560" calcext:value-type="float">
            <text:p>1522603456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8205" calcext:value-type="float">
            <text:p>3820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68047952" calcext:value-type="float">
            <text:p>152680479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7077" calcext:value-type="float">
            <text:p>37077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391232" calcext:value-type="float">
            <text:p>1525539123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7155" calcext:value-type="float">
            <text:p>3715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38733288" calcext:value-type="float">
            <text:p>1523873328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6025" calcext:value-type="float">
            <text:p>206025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441152" calcext:value-type="float">
            <text:p>131944411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0022" calcext:value-type="float">
            <text:p>19002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448448" calcext:value-type="float">
            <text:p>1319444844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4727" calcext:value-type="float">
            <text:p>194727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850952" calcext:value-type="float">
            <text:p>131948509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2636" calcext:value-type="float">
            <text:p>19263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890928" calcext:value-type="float">
            <text:p>1319489092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602" calcext:value-type="float">
            <text:p>20260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5608928" calcext:value-type="float">
            <text:p>1319560892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0100" calcext:value-type="float">
            <text:p>180100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0618736" calcext:value-type="float">
            <text:p>796061873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0672" calcext:value-type="float">
            <text:p>18067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1289256" calcext:value-type="float">
            <text:p>796128925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4923" calcext:value-type="float">
            <text:p>174923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0112960" calcext:value-type="float">
            <text:p>796011296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6238" calcext:value-type="float">
            <text:p>176238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0191480" calcext:value-type="float">
            <text:p>796019148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8341" calcext:value-type="float">
            <text:p>178341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1209656" calcext:value-type="float">
            <text:p>796120965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0375" calcext:value-type="float">
            <text:p>65037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8204960" calcext:value-type="float">
            <text:p>1226820496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66151" calcext:value-type="float">
            <text:p>666151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1244400" calcext:value-type="float">
            <text:p>122712444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63683" calcext:value-type="float">
            <text:p>663683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1714904" calcext:value-type="float">
            <text:p>1227171490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48181" calcext:value-type="float">
            <text:p>648181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1539536" calcext:value-type="float">
            <text:p>1227153953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55680" calcext:value-type="float">
            <text:p>65568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7224432" calcext:value-type="float">
            <text:p>1226722443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63359" calcext:value-type="float">
            <text:p>663359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9528720" calcext:value-type="float">
            <text:p>122695287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71322" calcext:value-type="float">
            <text:p>671322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0367008" calcext:value-type="float">
            <text:p>1227036700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65140" calcext:value-type="float">
            <text:p>66514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8319464" calcext:value-type="float">
            <text:p>1226831946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60905" calcext:value-type="float">
            <text:p>66090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3071024" calcext:value-type="float">
            <text:p>122730710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39981" calcext:value-type="float">
            <text:p>639981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8753928" calcext:value-type="float">
            <text:p>12268753928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ze siz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<text:s/>repetition</text:p>
          </table:table-cell>
          <table:table-cell office:value-type="string" calcext:value-type="string">
            <text:p><text:s/>time (msec)</text:p>
          </table:table-cell>
          <table:table-cell office:value-type="string" calcext:value-type="string">
            <text:p><text:s/>stat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memo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39639712" calcext:value-type="float">
            <text:p>17039639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2" calcext:value-type="float">
            <text:p>2</text:p>
          </table:table-cell>
          <table:table-cell office:value-type="float" office:value="2508" calcext:value-type="float">
            <text:p>2508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81685320" calcext:value-type="float">
            <text:p>170816853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3" calcext:value-type="float">
            <text:p>3</text:p>
          </table:table-cell>
          <table:table-cell office:value-type="float" office:value="2241" calcext:value-type="float">
            <text:p>224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69108080" calcext:value-type="float">
            <text:p>170691080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4" calcext:value-type="float">
            <text:p>4</text:p>
          </table:table-cell>
          <table:table-cell office:value-type="float" office:value="2148" calcext:value-type="float">
            <text:p>2148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81690456" calcext:value-type="float">
            <text:p>17081690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5" calcext:value-type="float">
            <text:p>5</text:p>
          </table:table-cell>
          <table:table-cell office:value-type="float" office:value="2191" calcext:value-type="float">
            <text:p>219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2408" calcext:value-type="float">
            <text:p>17056522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6" calcext:value-type="float">
            <text:p>6</text:p>
          </table:table-cell>
          <table:table-cell office:value-type="float" office:value="2181" calcext:value-type="float">
            <text:p>218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6248" calcext:value-type="float">
            <text:p>170565262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7" calcext:value-type="float">
            <text:p>7</text:p>
          </table:table-cell>
          <table:table-cell office:value-type="float" office:value="2186" calcext:value-type="float">
            <text:p>2186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69109992" calcext:value-type="float">
            <text:p>17069109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4912" calcext:value-type="float">
            <text:p>170565249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9" calcext:value-type="float">
            <text:p>9</text:p>
          </table:table-cell>
          <table:table-cell office:value-type="float" office:value="2161" calcext:value-type="float">
            <text:p>216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69113112" calcext:value-type="float">
            <text:p>17069113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sh</text:p>
          </table:table-cell>
          <table:table-cell office:value-type="float" office:value="10" calcext:value-type="float">
            <text:p>10</text:p>
          </table:table-cell>
          <table:table-cell office:value-type="float" office:value="2214" calcext:value-type="float">
            <text:p>2214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56524560" calcext:value-type="float">
            <text:p>170565245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office:value-type="float" office:value="8127" calcext:value-type="float">
            <text:p>812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54632" calcext:value-type="float">
            <text:p>17039754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2" calcext:value-type="float">
            <text:p>2</text:p>
          </table:table-cell>
          <table:table-cell office:value-type="float" office:value="8363" calcext:value-type="float">
            <text:p>836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56533608" calcext:value-type="float">
            <text:p>17056533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3" calcext:value-type="float">
            <text:p>3</text:p>
          </table:table-cell>
          <table:table-cell office:value-type="float" office:value="8002" calcext:value-type="float">
            <text:p>8002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17576" calcext:value-type="float">
            <text:p>17069117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4" calcext:value-type="float">
            <text:p>4</text:p>
          </table:table-cell>
          <table:table-cell office:value-type="float" office:value="8123" calcext:value-type="float">
            <text:p>812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17696" calcext:value-type="float">
            <text:p>17069117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5" calcext:value-type="float">
            <text:p>5</text:p>
          </table:table-cell>
          <table:table-cell office:value-type="float" office:value="8123" calcext:value-type="float">
            <text:p>812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69216" calcext:value-type="float">
            <text:p>17039769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6" calcext:value-type="float">
            <text:p>6</text:p>
          </table:table-cell>
          <table:table-cell office:value-type="float" office:value="8321" calcext:value-type="float">
            <text:p>8321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25960" calcext:value-type="float">
            <text:p>170691259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7" calcext:value-type="float">
            <text:p>7</text:p>
          </table:table-cell>
          <table:table-cell office:value-type="float" office:value="8227" calcext:value-type="float">
            <text:p>822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56543560" calcext:value-type="float">
            <text:p>170565435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8" calcext:value-type="float">
            <text:p>8</text:p>
          </table:table-cell>
          <table:table-cell office:value-type="float" office:value="8180" calcext:value-type="float">
            <text:p>818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69127088" calcext:value-type="float">
            <text:p>17069127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9" calcext:value-type="float">
            <text:p>9</text:p>
          </table:table-cell>
          <table:table-cell office:value-type="float" office:value="8319" calcext:value-type="float">
            <text:p>8319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67736" calcext:value-type="float">
            <text:p>17039767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h</text:p>
          </table:table-cell>
          <table:table-cell office:value-type="float" office:value="10" calcext:value-type="float">
            <text:p>10</text:p>
          </table:table-cell>
          <table:table-cell office:value-type="float" office:value="8140" calcext:value-type="float">
            <text:p>814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7039767776" calcext:value-type="float">
            <text:p>17039767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office:value-type="float" office:value="33478" calcext:value-type="float">
            <text:p>33478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51424" calcext:value-type="float">
            <text:p>17056551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2" calcext:value-type="float">
            <text:p>2</text:p>
          </table:table-cell>
          <table:table-cell office:value-type="float" office:value="34328" calcext:value-type="float">
            <text:p>34328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1208" calcext:value-type="float">
            <text:p>17039771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3" calcext:value-type="float">
            <text:p>3</text:p>
          </table:table-cell>
          <table:table-cell office:value-type="float" office:value="33325" calcext:value-type="float">
            <text:p>3332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3168" calcext:value-type="float">
            <text:p>17039773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4" calcext:value-type="float">
            <text:p>4</text:p>
          </table:table-cell>
          <table:table-cell office:value-type="float" office:value="33922" calcext:value-type="float">
            <text:p>33922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3112" calcext:value-type="float">
            <text:p>170397731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5" calcext:value-type="float">
            <text:p>5</text:p>
          </table:table-cell>
          <table:table-cell office:value-type="float" office:value="33909" calcext:value-type="float">
            <text:p>33909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49880" calcext:value-type="float">
            <text:p>170565498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6" calcext:value-type="float">
            <text:p>6</text:p>
          </table:table-cell>
          <table:table-cell office:value-type="float" office:value="34476" calcext:value-type="float">
            <text:p>34476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50104" calcext:value-type="float">
            <text:p>17056550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7" calcext:value-type="float">
            <text:p>7</text:p>
          </table:table-cell>
          <table:table-cell office:value-type="float" office:value="34207" calcext:value-type="float">
            <text:p>34207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69133744" calcext:value-type="float">
            <text:p>17069133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8" calcext:value-type="float">
            <text:p>8</text:p>
          </table:table-cell>
          <table:table-cell office:value-type="float" office:value="33283" calcext:value-type="float">
            <text:p>33283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69134976" calcext:value-type="float">
            <text:p>17069134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9" calcext:value-type="float">
            <text:p>9</text:p>
          </table:table-cell>
          <table:table-cell office:value-type="float" office:value="33263" calcext:value-type="float">
            <text:p>33263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56555376" calcext:value-type="float">
            <text:p>17056555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</text:p>
          </table:table-cell>
          <table:table-cell office:value-type="float" office:value="10" calcext:value-type="float">
            <text:p>10</text:p>
          </table:table-cell>
          <table:table-cell office:value-type="float" office:value="33144" calcext:value-type="float">
            <text:p>33144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7039776096" calcext:value-type="float">
            <text:p>17039776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office:value-type="float" office:value="173609" calcext:value-type="float">
            <text:p>173609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2760" calcext:value-type="float">
            <text:p>170397827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2" calcext:value-type="float">
            <text:p>2</text:p>
          </table:table-cell>
          <table:table-cell office:value-type="float" office:value="181150" calcext:value-type="float">
            <text:p>181150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81727800" calcext:value-type="float">
            <text:p>17081727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3" calcext:value-type="float">
            <text:p>3</text:p>
          </table:table-cell>
          <table:table-cell office:value-type="float" office:value="181763" calcext:value-type="float">
            <text:p>181763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5264" calcext:value-type="float">
            <text:p>170397852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4" calcext:value-type="float">
            <text:p>4</text:p>
          </table:table-cell>
          <table:table-cell office:value-type="float" office:value="192836" calcext:value-type="float">
            <text:p>19283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69144640" calcext:value-type="float">
            <text:p>170691446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5" calcext:value-type="float">
            <text:p>5</text:p>
          </table:table-cell>
          <table:table-cell office:value-type="float" office:value="178646" calcext:value-type="float">
            <text:p>17864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81727552" calcext:value-type="float">
            <text:p>17081727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6" calcext:value-type="float">
            <text:p>6</text:p>
          </table:table-cell>
          <table:table-cell office:value-type="float" office:value="181468" calcext:value-type="float">
            <text:p>181468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4440" calcext:value-type="float">
            <text:p>170397844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7" calcext:value-type="float">
            <text:p>7</text:p>
          </table:table-cell>
          <table:table-cell office:value-type="float" office:value="188126" calcext:value-type="float">
            <text:p>18812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69145896" calcext:value-type="float">
            <text:p>17069145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8" calcext:value-type="float">
            <text:p>8</text:p>
          </table:table-cell>
          <table:table-cell office:value-type="float" office:value="191082" calcext:value-type="float">
            <text:p>19108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5112" calcext:value-type="float">
            <text:p>17039785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9" calcext:value-type="float">
            <text:p>9</text:p>
          </table:table-cell>
          <table:table-cell office:value-type="float" office:value="188900" calcext:value-type="float">
            <text:p>188900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7504" calcext:value-type="float">
            <text:p>17039787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</text:p>
          </table:table-cell>
          <table:table-cell office:value-type="float" office:value="10" calcext:value-type="float">
            <text:p>10</text:p>
          </table:table-cell>
          <table:table-cell office:value-type="float" office:value="185307" calcext:value-type="float">
            <text:p>185307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7039785832" calcext:value-type="float">
            <text:p>17039785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office:value-type="float" office:value="643465" calcext:value-type="float">
            <text:p>64346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8128" calcext:value-type="float">
            <text:p>17039798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2" calcext:value-type="float">
            <text:p>2</text:p>
          </table:table-cell>
          <table:table-cell office:value-type="float" office:value="639710" calcext:value-type="float">
            <text:p>63971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6440" calcext:value-type="float">
            <text:p>170397964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3" calcext:value-type="float">
            <text:p>3</text:p>
          </table:table-cell>
          <table:table-cell office:value-type="float" office:value="625764" calcext:value-type="float">
            <text:p>625764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52" calcext:value-type="float">
            <text:p>170397957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4" calcext:value-type="float">
            <text:p>4</text:p>
          </table:table-cell>
          <table:table-cell office:value-type="float" office:value="635809" calcext:value-type="float">
            <text:p>635809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84" calcext:value-type="float">
            <text:p>17039795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5" calcext:value-type="float">
            <text:p>5</text:p>
          </table:table-cell>
          <table:table-cell office:value-type="float" office:value="652380" calcext:value-type="float">
            <text:p>65238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84" calcext:value-type="float">
            <text:p>17039795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6" calcext:value-type="float">
            <text:p>6</text:p>
          </table:table-cell>
          <table:table-cell office:value-type="float" office:value="643017" calcext:value-type="float">
            <text:p>643017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8144" calcext:value-type="float">
            <text:p>170397981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7" calcext:value-type="float">
            <text:p>7</text:p>
          </table:table-cell>
          <table:table-cell office:value-type="float" office:value="648807" calcext:value-type="float">
            <text:p>648807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81739456" calcext:value-type="float">
            <text:p>17081739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8" calcext:value-type="float">
            <text:p>8</text:p>
          </table:table-cell>
          <table:table-cell office:value-type="float" office:value="642075" calcext:value-type="float">
            <text:p>64207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39795720" calcext:value-type="float">
            <text:p>170397957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9" calcext:value-type="float">
            <text:p>9</text:p>
          </table:table-cell>
          <table:table-cell office:value-type="float" office:value="639863" calcext:value-type="float">
            <text:p>639863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56573024" calcext:value-type="float">
            <text:p>17056573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sh</text:p>
          </table:table-cell>
          <table:table-cell office:value-type="float" office:value="10" calcext:value-type="float">
            <text:p>10</text:p>
          </table:table-cell>
          <table:table-cell office:value-type="float" office:value="632704" calcext:value-type="float">
            <text:p>632704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7069161712" calcext:value-type="float">
            <text:p>17069161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59694648" calcext:value-type="float">
            <text:p>169596946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2183" calcext:value-type="float">
            <text:p>218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55992" calcext:value-type="float">
            <text:p>16989055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01641056" calcext:value-type="float">
            <text:p>17001641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4" calcext:value-type="float">
            <text:p>4</text:p>
          </table:table-cell>
          <table:table-cell office:value-type="float" office:value="2227" calcext:value-type="float">
            <text:p>222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104552" calcext:value-type="float">
            <text:p>16989104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office:value-type="float" office:value="2173" calcext:value-type="float">
            <text:p>217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14250672" calcext:value-type="float">
            <text:p>170142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6" calcext:value-type="float">
            <text:p>6</text:p>
          </table:table-cell>
          <table:table-cell office:value-type="float" office:value="2255" calcext:value-type="float">
            <text:p>225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83728" calcext:value-type="float">
            <text:p>16989083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7" calcext:value-type="float">
            <text:p>7</text:p>
          </table:table-cell>
          <table:table-cell office:value-type="float" office:value="2279" calcext:value-type="float">
            <text:p>2279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85440" calcext:value-type="float">
            <text:p>16989085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 office:value-type="float" office:value="2455" calcext:value-type="float">
            <text:p>245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77536" calcext:value-type="float">
            <text:p>16989077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9" calcext:value-type="float">
            <text:p>9</text:p>
          </table:table-cell>
          <table:table-cell office:value-type="float" office:value="2413" calcext:value-type="float">
            <text:p>241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989076072" calcext:value-type="float">
            <text:p>16989076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 office:value-type="float" office:value="2265" calcext:value-type="float">
            <text:p>226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14240872" calcext:value-type="float">
            <text:p>17014240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float" office:value="10324" calcext:value-type="float">
            <text:p>1032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55552664" calcext:value-type="float">
            <text:p>16655552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9832" calcext:value-type="float">
            <text:p>9832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55551960" calcext:value-type="float">
            <text:p>166555519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3" calcext:value-type="float">
            <text:p>3</text:p>
          </table:table-cell>
          <table:table-cell office:value-type="float" office:value="10763" calcext:value-type="float">
            <text:p>1076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30389080" calcext:value-type="float">
            <text:p>16630389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4" calcext:value-type="float">
            <text:p>4</text:p>
          </table:table-cell>
          <table:table-cell office:value-type="float" office:value="10404" calcext:value-type="float">
            <text:p>1040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2952520" calcext:value-type="float">
            <text:p>166429525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office:value-type="float" office:value="10540" calcext:value-type="float">
            <text:p>10540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2997208" calcext:value-type="float">
            <text:p>166429972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6" calcext:value-type="float">
            <text:p>6</text:p>
          </table:table-cell>
          <table:table-cell office:value-type="float" office:value="9944" calcext:value-type="float">
            <text:p>994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55589352" calcext:value-type="float">
            <text:p>166555893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7" calcext:value-type="float">
            <text:p>7</text:p>
          </table:table-cell>
          <table:table-cell office:value-type="float" office:value="9694" calcext:value-type="float">
            <text:p>9694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01060880" calcext:value-type="float">
            <text:p>166010608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 office:value-type="float" office:value="10011" calcext:value-type="float">
            <text:p>10011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13658632" calcext:value-type="float">
            <text:p>16613658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9" calcext:value-type="float">
            <text:p>9</text:p>
          </table:table-cell>
          <table:table-cell office:value-type="float" office:value="10157" calcext:value-type="float">
            <text:p>1015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2959808" calcext:value-type="float">
            <text:p>16642959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 office:value-type="float" office:value="11217" calcext:value-type="float">
            <text:p>11217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6643060888" calcext:value-type="float">
            <text:p>16643060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float" office:value="37696" calcext:value-type="float">
            <text:p>37696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550784" calcext:value-type="float">
            <text:p>15255550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37620" calcext:value-type="float">
            <text:p>37620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456296" calcext:value-type="float">
            <text:p>15255456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3" calcext:value-type="float">
            <text:p>3</text:p>
          </table:table-cell>
          <table:table-cell office:value-type="float" office:value="38255" calcext:value-type="float">
            <text:p>3825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68037672" calcext:value-type="float">
            <text:p>15268037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4" calcext:value-type="float">
            <text:p>4</text:p>
          </table:table-cell>
          <table:table-cell office:value-type="float" office:value="37182" calcext:value-type="float">
            <text:p>37182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418704" calcext:value-type="float">
            <text:p>15255418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office:value-type="float" office:value="36821" calcext:value-type="float">
            <text:p>36821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26100296" calcext:value-type="float">
            <text:p>15226100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6" calcext:value-type="float">
            <text:p>6</text:p>
          </table:table-cell>
          <table:table-cell office:value-type="float" office:value="37336" calcext:value-type="float">
            <text:p>37336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196849608" calcext:value-type="float">
            <text:p>151968496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7" calcext:value-type="float">
            <text:p>7</text:p>
          </table:table-cell>
          <table:table-cell office:value-type="float" office:value="37324" calcext:value-type="float">
            <text:p>37324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26034560" calcext:value-type="float">
            <text:p>152260345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 office:value-type="float" office:value="38205" calcext:value-type="float">
            <text:p>3820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68047952" calcext:value-type="float">
            <text:p>152680479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9" calcext:value-type="float">
            <text:p>9</text:p>
          </table:table-cell>
          <table:table-cell office:value-type="float" office:value="37077" calcext:value-type="float">
            <text:p>37077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55391232" calcext:value-type="float">
            <text:p>152553912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 office:value-type="float" office:value="37155" calcext:value-type="float">
            <text:p>37155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15238733288" calcext:value-type="float">
            <text:p>15238733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float" office:value="206025" calcext:value-type="float">
            <text:p>206025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441152" calcext:value-type="float">
            <text:p>131944411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190022" calcext:value-type="float">
            <text:p>19002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448448" calcext:value-type="float">
            <text:p>13194448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3" calcext:value-type="float">
            <text:p>3</text:p>
          </table:table-cell>
          <table:table-cell office:value-type="float" office:value="194727" calcext:value-type="float">
            <text:p>194727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850952" calcext:value-type="float">
            <text:p>131948509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4" calcext:value-type="float">
            <text:p>4</text:p>
          </table:table-cell>
          <table:table-cell office:value-type="float" office:value="192636" calcext:value-type="float">
            <text:p>192636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4890928" calcext:value-type="float">
            <text:p>13194890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office:value-type="float" office:value="202602" calcext:value-type="float">
            <text:p>20260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13195608928" calcext:value-type="float">
            <text:p>13195608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6" calcext:value-type="float">
            <text:p>6</text:p>
          </table:table-cell>
          <table:table-cell office:value-type="float" office:value="180100" calcext:value-type="float">
            <text:p>180100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0618736" calcext:value-type="float">
            <text:p>7960618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7" calcext:value-type="float">
            <text:p>7</text:p>
          </table:table-cell>
          <table:table-cell office:value-type="float" office:value="180672" calcext:value-type="float">
            <text:p>180672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1289256" calcext:value-type="float">
            <text:p>7961289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 office:value-type="float" office:value="174923" calcext:value-type="float">
            <text:p>174923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0112960" calcext:value-type="float">
            <text:p>7960112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9" calcext:value-type="float">
            <text:p>9</text:p>
          </table:table-cell>
          <table:table-cell office:value-type="float" office:value="176238" calcext:value-type="float">
            <text:p>176238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0191480" calcext:value-type="float">
            <text:p>79601914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 office:value-type="float" office:value="178341" calcext:value-type="float">
            <text:p>178341</text:p>
          </table:table-cell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office:value-type="float" office:value="7961209656" calcext:value-type="float">
            <text:p>79612096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float" office:value="650375" calcext:value-type="float">
            <text:p>65037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8204960" calcext:value-type="float">
            <text:p>122682049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666151" calcext:value-type="float">
            <text:p>666151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1244400" calcext:value-type="float">
            <text:p>12271244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3" calcext:value-type="float">
            <text:p>3</text:p>
          </table:table-cell>
          <table:table-cell office:value-type="float" office:value="663683" calcext:value-type="float">
            <text:p>663683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1714904" calcext:value-type="float">
            <text:p>12271714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4" calcext:value-type="float">
            <text:p>4</text:p>
          </table:table-cell>
          <table:table-cell office:value-type="float" office:value="648181" calcext:value-type="float">
            <text:p>648181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1539536" calcext:value-type="float">
            <text:p>122715395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office:value-type="float" office:value="655680" calcext:value-type="float">
            <text:p>65568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7224432" calcext:value-type="float">
            <text:p>12267224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6" calcext:value-type="float">
            <text:p>6</text:p>
          </table:table-cell>
          <table:table-cell office:value-type="float" office:value="663359" calcext:value-type="float">
            <text:p>663359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9528720" calcext:value-type="float">
            <text:p>122695287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7" calcext:value-type="float">
            <text:p>7</text:p>
          </table:table-cell>
          <table:table-cell office:value-type="float" office:value="671322" calcext:value-type="float">
            <text:p>671322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0367008" calcext:value-type="float">
            <text:p>12270367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 office:value-type="float" office:value="665140" calcext:value-type="float">
            <text:p>665140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8319464" calcext:value-type="float">
            <text:p>122683194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9" calcext:value-type="float">
            <text:p>9</text:p>
          </table:table-cell>
          <table:table-cell office:value-type="float" office:value="660905" calcext:value-type="float">
            <text:p>660905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73071024" calcext:value-type="float">
            <text:p>12273071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 office:value-type="float" office:value="639981" calcext:value-type="float">
            <text:p>639981</text:p>
          </table:table-cell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office:value-type="float" office:value="12268753928" calcext:value-type="float">
            <text:p>12268753928</text:p>
          </table:table-cell>
        </table:table-row>
      </table:table>
      <table:table table:name="Pivot Table_Sheet2_1" table:style-name="ta1">
        <table:shapes>
          <draw:frame draw:z-index="0" draw:style-name="gr1" draw:text-style-name="P1" svg:width="602.36pt" svg:height="338.83pt" svg:x="521.29pt" svg:y="462.47pt">
            <draw:object draw:notify-on-update-of-ranges="'Pivot Table_Sheet2_1'.C30:'Pivot Table_Sheet2_1'.C34 'Pivot Table_Sheet2_1'.D29:'Pivot Table_Sheet2_1'.D29 'Pivot Table_Sheet2_1'.D30:'Pivot Table_Sheet2_1'.D34 'Pivot Table_Sheet2_1'.E29:'Pivot Table_Sheet2_1'.E29 'Pivot Table_Sheet2_1'.E30:'Pivot Table_Sheet2_1'.E34 'Pivot Table_Sheet2_1'.F29:'Pivot Table_Sheet2_1'.F29 'Pivot Table_Sheet2_1'.F30:'Pivot Table_Sheet2_1'.F34 'Pivot Table_Sheet2_1'.G29:'Pivot Table_Sheet2_1'.G29 'Pivot Table_Sheet2_1'.G30:'Pivot Table_Sheet2_1'.G34 'Pivot Table_Sheet2_1'.H29:'Pivot Table_Sheet2_1'.H29 'Pivot Table_Sheet2_1'.H30:'Pivot Table_Sheet2_1'.H34 'Pivot Table_Sheet2_1'.I29:'Pivot Table_Sheet2_1'.I29 'Pivot Table_Sheet2_1'.I30:'Pivot Table_Sheet2_1'.I34 'Pivot Table_Sheet2_1'.J29:'Pivot Table_Sheet2_1'.J29 'Pivot Table_Sheet2_1'.J30:'Pivot Table_Sheet2_1'.J34 'Pivot Table_Sheet2_1'.K29:'Pivot Table_Sheet2_1'.K29 'Pivot Table_Sheet2_1'.K30:'Pivot Table_Sheet2_1'.K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42"/>
          <table:table-cell table:style-name="ce51" office:value-type="string" calcext:value-type="string">
            <text:p>Data</text:p>
          </table:table-cell>
          <table:table-cell table:style-name="ce51"/>
          <table:table-cell table:style-name="ce51" office:value-type="string" calcext:value-type="string">
            <text:p>Storage</text:p>
          </table:table-cell>
          <table:table-cell table:style-name="ce70" table:number-columns-repeated="9"/>
          <table:table-cell table:style-name="ce87"/>
        </table:table-row>
        <table:table-row table:style-name="ro1">
          <table:table-cell table:style-name="ce43"/>
          <table:table-cell table:style-name="ce52" office:value-type="string" calcext:value-type="string">
            <text:p>Average - <text:s/>time (msec)</text:p>
          </table:table-cell>
          <table:table-cell table:style-name="ce52"/>
          <table:table-cell table:style-name="ce61"/>
          <table:table-cell table:style-name="ce52" office:value-type="string" calcext:value-type="string">
            <text:p>StDev - <text:s/>time (msec)</text:p>
          </table:table-cell>
          <table:table-cell table:style-name="ce61"/>
          <table:table-cell table:style-name="ce52" office:value-type="string" calcext:value-type="string">
            <text:p>Average - <text:s/>memory</text:p>
          </table:table-cell>
          <table:table-cell table:style-name="ce61"/>
          <table:table-cell table:style-name="ce52" office:value-type="string" calcext:value-type="string">
            <text:p>StDev - <text:s/>memory</text:p>
          </table:table-cell>
          <table:table-cell table:style-name="ce61"/>
          <table:table-cell table:style-name="ce80" office:value-type="string" calcext:value-type="string">
            <text:p>Total Average - <text:s/>time (msec)</text:p>
          </table:table-cell>
          <table:table-cell table:style-name="ce80" office:value-type="string" calcext:value-type="string">
            <text:p>Total StDev - <text:s/>time (msec)</text:p>
          </table:table-cell>
          <table:table-cell table:style-name="ce80" office:value-type="string" calcext:value-type="string">
            <text:p>Total Average - <text:s/>memory</text:p>
          </table:table-cell>
          <table:table-cell table:style-name="ce88" office:value-type="string" calcext:value-type="string">
            <text:p>Total StDev - <text:s/>memory</text:p>
          </table:table-cell>
        </table:table-row>
        <table:table-row table:style-name="ro1">
          <table:table-cell table:style-name="ce44" office:value-type="string" calcext:value-type="string">
            <text:p>Maze size</text:p>
          </table:table-cell>
          <table:table-cell table:style-name="ce52" office:value-type="string" calcext:value-type="string">
            <text:p>Full</text:p>
          </table:table-cell>
          <table:table-cell table:style-name="ce52"/>
          <table:table-cell table:style-name="ce61" office:value-type="string" calcext:value-type="string">
            <text:p>Hash</text:p>
          </table:table-cell>
          <table:table-cell table:style-name="ce52" office:value-type="string" calcext:value-type="string">
            <text:p>Full</text:p>
          </table:table-cell>
          <table:table-cell table:style-name="ce61" office:value-type="string" calcext:value-type="string">
            <text:p>Hash</text:p>
          </table:table-cell>
          <table:table-cell table:style-name="ce52" office:value-type="string" calcext:value-type="string">
            <text:p>Full</text:p>
          </table:table-cell>
          <table:table-cell table:style-name="ce61" office:value-type="string" calcext:value-type="string">
            <text:p>Hash</text:p>
          </table:table-cell>
          <table:table-cell table:style-name="ce52" office:value-type="string" calcext:value-type="string">
            <text:p>Full</text:p>
          </table:table-cell>
          <table:table-cell table:style-name="ce61" office:value-type="string" calcext:value-type="string">
            <text:p>Hash</text:p>
          </table:table-cell>
          <table:table-cell table:style-name="ce81" table:number-columns-repeated="3"/>
          <table:table-cell table:style-name="ce89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53" office:value-type="float" office:value="2256" calcext:value-type="float">
            <text:p>2,256.00</text:p>
          </table:table-cell>
          <table:table-cell table:style-name="ce53"/>
          <table:table-cell table:style-name="ce62" office:value-type="float" office:value="2204.6" calcext:value-type="float">
            <text:p>2,204.60</text:p>
          </table:table-cell>
          <table:table-cell table:style-name="ce71" office:value-type="float" office:value="105.114223585583" calcext:value-type="float">
            <text:p>105.11</text:p>
          </table:table-cell>
          <table:table-cell table:style-name="ce71" office:value-type="float" office:value="112.253463198245" calcext:value-type="float">
            <text:p>112.25</text:p>
          </table:table-cell>
          <table:table-cell table:style-name="ce72" office:value-type="float" office:value="16992431056.8" calcext:value-type="float">
            <text:p>16992431056.8</text:p>
          </table:table-cell>
          <table:table-cell table:style-name="ce76" office:value-type="float" office:value="17063644480" calcext:value-type="float">
            <text:p>17063644480</text:p>
          </table:table-cell>
          <table:table-cell table:style-name="ce79" office:value-type="float" office:value="14749971.7821483" calcext:value-type="float">
            <text:p>14749971.7821483</text:p>
          </table:table-cell>
          <table:table-cell table:style-name="ce79" office:value-type="float" office:value="12327860.2076913" calcext:value-type="float">
            <text:p>12327860.2076913</text:p>
          </table:table-cell>
          <table:table-cell table:style-name="ce82" office:value-type="float" office:value="2230.3" calcext:value-type="float">
            <text:p>2230.3</text:p>
          </table:table-cell>
          <table:table-cell table:style-name="ce86" office:value-type="float" office:value="111.738131360785" calcext:value-type="float">
            <text:p>111.738131360785</text:p>
          </table:table-cell>
          <table:table-cell table:style-name="ce82" office:value-type="float" office:value="17028037768.4" calcext:value-type="float">
            <text:p>17028037768.4</text:p>
          </table:table-cell>
          <table:table-cell table:style-name="ce90" office:value-type="float" office:value="38113079.2967096" calcext:value-type="float">
            <text:p>38113079.2967096</text:p>
          </table:table-cell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54" office:value-type="float" office:value="10288.6" calcext:value-type="float">
            <text:p>10,288.60</text:p>
          </table:table-cell>
          <table:table-cell table:style-name="ce54"/>
          <table:table-cell table:style-name="ce63" office:value-type="float" office:value="8192.5" calcext:value-type="float">
            <text:p>8,192.50</text:p>
          </table:table-cell>
          <table:table-cell table:style-name="ce71" office:value-type="float" office:value="440.444820607528" calcext:value-type="float">
            <text:p>440.44</text:p>
          </table:table-cell>
          <table:table-cell table:style-name="ce71" office:value-type="float" office:value="107.670097984538" calcext:value-type="float">
            <text:p>107.67</text:p>
          </table:table-cell>
          <table:table-cell table:style-name="ce73" office:value-type="float" office:value="16638377299.2" calcext:value-type="float">
            <text:p>16638377299.2</text:p>
          </table:table-cell>
          <table:table-cell table:style-name="ce77" office:value-type="float" office:value="17054862484.8" calcext:value-type="float">
            <text:p>17054862484.8</text:p>
          </table:table-cell>
          <table:table-cell table:style-name="ce79" office:value-type="float" office:value="17432061.7848972" calcext:value-type="float">
            <text:p>17432061.7848972</text:p>
          </table:table-cell>
          <table:table-cell table:style-name="ce79" office:value-type="float" office:value="13155677.9443765" calcext:value-type="float">
            <text:p>13155677.9443765</text:p>
          </table:table-cell>
          <table:table-cell table:style-name="ce83" office:value-type="float" office:value="9240.55" calcext:value-type="float">
            <text:p>9240.55</text:p>
          </table:table-cell>
          <table:table-cell table:style-name="ce86" office:value-type="float" office:value="1095.99317858279" calcext:value-type="float">
            <text:p>1095.99317858279</text:p>
          </table:table-cell>
          <table:table-cell table:style-name="ce83" office:value-type="float" office:value="16846619892" calcext:value-type="float">
            <text:p>16846619892</text:p>
          </table:table-cell>
          <table:table-cell table:style-name="ce91" office:value-type="float" office:value="208814395.519385" calcext:value-type="float">
            <text:p>208814395.519385</text:p>
          </table:table-cell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37467.1" calcext:value-type="float">
            <text:p>37,467.10</text:p>
          </table:table-cell>
          <table:table-cell table:style-name="ce54"/>
          <table:table-cell table:style-name="ce63" office:value-type="float" office:value="33733.5" calcext:value-type="float">
            <text:p>33,733.50</text:p>
          </table:table-cell>
          <table:table-cell table:style-name="ce71" office:value-type="float" office:value="450.225821116428" calcext:value-type="float">
            <text:p>450.23</text:p>
          </table:table-cell>
          <table:table-cell table:style-name="ce71" office:value-type="float" office:value="468.962098681759" calcext:value-type="float">
            <text:p>468.96</text:p>
          </table:table-cell>
          <table:table-cell table:style-name="ce73" office:value-type="float" office:value="15244562039.2" calcext:value-type="float">
            <text:p>15244562039.2</text:p>
          </table:table-cell>
          <table:table-cell table:style-name="ce77" office:value-type="float" office:value="17052356908.8" calcext:value-type="float">
            <text:p>17052356908.8</text:p>
          </table:table-cell>
          <table:table-cell table:style-name="ce79" office:value-type="float" office:value="21381822.2922209" calcext:value-type="float">
            <text:p>21381822.2922209</text:p>
          </table:table-cell>
          <table:table-cell table:style-name="ce79" office:value-type="float" office:value="11254909.6188786" calcext:value-type="float">
            <text:p>11254909.6188786</text:p>
          </table:table-cell>
          <table:table-cell table:style-name="ce83" office:value-type="float" office:value="35600.3" calcext:value-type="float">
            <text:p>35600.3</text:p>
          </table:table-cell>
          <table:table-cell table:style-name="ce86" office:value-type="float" office:value="1922.56511203133" calcext:value-type="float">
            <text:p>1922.56511203133</text:p>
          </table:table-cell>
          <table:table-cell table:style-name="ce83" office:value-type="float" office:value="16148459474" calcext:value-type="float">
            <text:p>16148459474</text:p>
          </table:table-cell>
          <table:table-cell table:style-name="ce91" office:value-type="float" office:value="904058903.111679" calcext:value-type="float">
            <text:p>904058903.111679</text:p>
          </table:table-cell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187628.6" calcext:value-type="float">
            <text:p>187,628.60</text:p>
          </table:table-cell>
          <table:table-cell table:style-name="ce54"/>
          <table:table-cell table:style-name="ce63" office:value-type="float" office:value="184288.7" calcext:value-type="float">
            <text:p>184,288.70</text:p>
          </table:table-cell>
          <table:table-cell table:style-name="ce71" office:value-type="float" office:value="10612.8770670352" calcext:value-type="float">
            <text:p>10,612.88</text:p>
          </table:table-cell>
          <table:table-cell table:style-name="ce71" office:value-type="float" office:value="5712.39142653911" calcext:value-type="float">
            <text:p>5,712.39</text:p>
          </table:table-cell>
          <table:table-cell table:style-name="ce73" office:value-type="float" office:value="10577766249.6" calcext:value-type="float">
            <text:p>10577766249.6</text:p>
          </table:table-cell>
          <table:table-cell table:style-name="ce77" office:value-type="float" office:value="17054045680" calcext:value-type="float">
            <text:p>17054045680</text:p>
          </table:table-cell>
          <table:table-cell table:style-name="ce79" office:value-type="float" office:value="2617081872.5337" calcext:value-type="float">
            <text:p>2617081872.5337</text:p>
          </table:table-cell>
          <table:table-cell table:style-name="ce79" office:value-type="float" office:value="17913003.3390308" calcext:value-type="float">
            <text:p>17913003.3390308</text:p>
          </table:table-cell>
          <table:table-cell table:style-name="ce83" office:value-type="float" office:value="185958.65" calcext:value-type="float">
            <text:p>185958.65</text:p>
          </table:table-cell>
          <table:table-cell table:style-name="ce86" office:value-type="float" office:value="8684.52766289004" calcext:value-type="float">
            <text:p>8684.52766289004</text:p>
          </table:table-cell>
          <table:table-cell table:style-name="ce83" office:value-type="float" office:value="13815905964.8" calcext:value-type="float">
            <text:p>13815905964.8</text:p>
          </table:table-cell>
          <table:table-cell table:style-name="ce91" office:value-type="float" office:value="3729647170.54738" calcext:value-type="float">
            <text:p>3729647170.54738</text:p>
          </table:table-cell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table:style-name="ce55" office:value-type="float" office:value="658477.7" calcext:value-type="float">
            <text:p>658,477.70</text:p>
          </table:table-cell>
          <table:table-cell table:style-name="ce55"/>
          <table:table-cell table:style-name="ce64" office:value-type="float" office:value="640359.4" calcext:value-type="float">
            <text:p>640,359.40</text:p>
          </table:table-cell>
          <table:table-cell table:style-name="ce71" office:value-type="float" office:value="9201.55777083477" calcext:value-type="float">
            <text:p>9,201.56</text:p>
          </table:table-cell>
          <table:table-cell table:style-name="ce71" office:value-type="float" office:value="7269.88835127406" calcext:value-type="float">
            <text:p>7,269.89</text:p>
          </table:table-cell>
          <table:table-cell table:style-name="ce74" office:value-type="float" office:value="12269996837.6" calcext:value-type="float">
            <text:p>12269996837.6</text:p>
          </table:table-cell>
          <table:table-cell table:style-name="ce78" office:value-type="float" office:value="17048604994.4" calcext:value-type="float">
            <text:p>17048604994.4</text:p>
          </table:table-cell>
          <table:table-cell table:style-name="ce79" office:value-type="float" office:value="1787465.49857478" calcext:value-type="float">
            <text:p>1787465.49857478</text:p>
          </table:table-cell>
          <table:table-cell table:style-name="ce79" office:value-type="float" office:value="14584523.5206021" calcext:value-type="float">
            <text:p>14584523.5206021</text:p>
          </table:table-cell>
          <table:table-cell table:style-name="ce84" office:value-type="float" office:value="649418.55" calcext:value-type="float">
            <text:p>649418.55</text:p>
          </table:table-cell>
          <table:table-cell table:style-name="ce86" office:value-type="float" office:value="12281.2120634533" calcext:value-type="float">
            <text:p>12281.2120634533</text:p>
          </table:table-cell>
          <table:table-cell table:style-name="ce84" office:value-type="float" office:value="14659300916" calcext:value-type="float">
            <text:p>14659300916</text:p>
          </table:table-cell>
          <table:table-cell table:style-name="ce92" office:value-type="float" office:value="2389326668.90455" calcext:value-type="float">
            <text:p>2389326668.90455</text:p>
          </table:table-cell>
        </table:table-row>
        <table:table-row table:style-name="ro1">
          <table:table-cell table:style-name="ce47" office:value-type="string" calcext:value-type="string">
            <text:p>Total Result</text:p>
          </table:table-cell>
          <table:table-cell table:style-name="ce56" office:value-type="float" office:value="179223.6" calcext:value-type="float">
            <text:p>179223.6</text:p>
          </table:table-cell>
          <table:table-cell table:style-name="ce56"/>
          <table:table-cell table:style-name="ce65" office:value-type="float" office:value="173755.74" calcext:value-type="float">
            <text:p>173755.74</text:p>
          </table:table-cell>
          <table:table-cell table:style-name="ce56" office:value-type="float" office:value="248959.561747606" calcext:value-type="float">
            <text:p>248959.561747606</text:p>
          </table:table-cell>
          <table:table-cell table:style-name="ce65" office:value-type="float" office:value="242636.705117986" calcext:value-type="float">
            <text:p>242636.705117986</text:p>
          </table:table-cell>
          <table:table-cell table:style-name="ce56" office:value-type="float" office:value="14344626696.48" calcext:value-type="float">
            <text:p>14344626696.48</text:p>
          </table:table-cell>
          <table:table-cell table:style-name="ce65" office:value-type="float" office:value="17054702909.6" calcext:value-type="float">
            <text:p>17054702909.6</text:p>
          </table:table-cell>
          <table:table-cell table:style-name="ce56" office:value-type="float" office:value="2772200187.57871" calcext:value-type="float">
            <text:p>2772200187.57871</text:p>
          </table:table-cell>
          <table:table-cell table:style-name="ce65" office:value-type="float" office:value="14888938.1142728" calcext:value-type="float">
            <text:p>14888938.1142728</text:p>
          </table:table-cell>
          <table:table-cell table:style-name="ce85" office:value-type="float" office:value="176489.67" calcext:value-type="float">
            <text:p>176489.67</text:p>
          </table:table-cell>
          <table:table-cell table:style-name="ce85" office:value-type="float" office:value="245833.666126674" calcext:value-type="float">
            <text:p>245833.666126674</text:p>
          </table:table-cell>
          <table:table-cell table:style-name="ce85" office:value-type="float" office:value="15699664803.04" calcext:value-type="float">
            <text:p>15699664803.04</text:p>
          </table:table-cell>
          <table:table-cell table:style-name="ce93" office:value-type="float" office:value="2383020363.00039" calcext:value-type="float">
            <text:p>2383020363.00039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6"/>
          <table:table-cell table:style-name="ce23" table:formula="of:=[.I4]/[.G4]" office:value-type="percentage" office:value="0.000868031874476585" calcext:value-type="percentage">
            <text:p>0.09%</text:p>
          </table:table-cell>
          <table:table-cell table:style-name="ce23" table:formula="of:=[.J4]/[.H4]" office:value-type="percentage" office:value="0.000722463493782968" calcext:value-type="percentage">
            <text:p>0.07%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3" table:formula="of:=[.I5]/[.G5]" office:value-type="percentage" office:value="0.00104770203676866" calcext:value-type="percentage">
            <text:p>0.10%</text:p>
          </table:table-cell>
          <table:table-cell table:style-name="ce23" table:formula="of:=[.J5]/[.H5]" office:value-type="percentage" office:value="0.000771374026386983" calcext:value-type="percentage">
            <text:p>0.08%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3" table:formula="of:=[.I6]/[.G6]" office:value-type="percentage" office:value="0.00140258685275704" calcext:value-type="percentage">
            <text:p>0.14%</text:p>
          </table:table-cell>
          <table:table-cell table:style-name="ce23" table:formula="of:=[.J6]/[.H6]" office:value-type="percentage" office:value="0.000660020763057712" calcext:value-type="percentage">
            <text:p>0.07%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3" table:formula="of:=[.I7]/[.G7]" office:value-type="percentage" office:value="0.247413471878589" calcext:value-type="percentage">
            <text:p>24.74%</text:p>
          </table:table-cell>
          <table:table-cell table:style-name="ce23" table:formula="of:=[.J7]/[.H7]" office:value-type="percentage" office:value="0.0010503667971312" calcext:value-type="percentage">
            <text:p>0.11%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3" table:formula="of:=[.I8]/[.G8]" office:value-type="percentage" office:value="0.00014567774729145" calcext:value-type="percentage">
            <text:p>0.01%</text:p>
          </table:table-cell>
          <table:table-cell table:style-name="ce23" table:formula="of:=[.J8]/[.H8]" office:value-type="percentage" office:value="0.000855467266992971" calcext:value-type="percentage">
            <text:p>0.09%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formula="of:=[.G4]-[.H4]" office:value-type="float" office:value="-71213423.2000008" calcext:value-type="float">
            <text:p>-71213423.2000008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5]-[.H5]" office:value-type="float" office:value="-416485185.599998" calcext:value-type="float">
            <text:p>-416485185.599998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6]-[.H6]" office:value-type="float" office:value="-1807794869.6" calcext:value-type="float">
            <text:p>-1807794869.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7]-[.H7]" office:value-type="float" office:value="-6476279430.4" calcext:value-type="float">
            <text:p>-6476279430.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8]-[.H8]" office:value-type="float" office:value="-4778608156.8" calcext:value-type="float">
            <text:p>-4778608156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tio to states</text:p>
          </table:table-cell>
          <table:table-cell/>
          <table:table-cell office:value-type="string" calcext:value-type="string">
            <text:p>Ratio to edges</text:p>
          </table:table-cell>
          <table:table-cell/>
          <table:table-cell office:value-type="string" calcext:value-type="string">
            <text:p>Ratio to Graph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e Count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tate Count (Full)</text:p>
          </table:table-cell>
          <table:table-cell office:value-type="string" calcext:value-type="string">
            <text:p>State Count (Hash)</text:p>
          </table:table-cell>
          <table:table-cell office:value-type="string" calcext:value-type="string">
            <text:p>Edge Count (Full)</text:p>
          </table:table-cell>
          <table:table-cell office:value-type="string" calcext:value-type="string">
            <text:p>Edge Count (Hash)</text:p>
          </table:table-cell>
          <table:table-cell office:value-type="string" calcext:value-type="string">
            <text:p>State+Edge Count (Full)</text:p>
          </table:table-cell>
          <table:table-cell office:value-type="string" calcext:value-type="string">
            <text:p><text:span text:style-name="T1">State+Edge Count</text:span> (Hash)</text:p>
          </table:table-cell>
          <table:table-cell office:value-type="string" calcext:value-type="string">
            <text:p><text:span text:style-name="T1">State×Edge Count</text:span> (Full)</text:p>
          </table:table-cell>
          <table:table-cell office:value-type="string" calcext:value-type="string">
            <text:p><text:span text:style-name="T2">State×Edge Count </text:span>(Hash)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formula="of:=CONCATENATE([.A30];&quot; × &quot;;[.B30])" office:value-type="string" office:string-value="27 × 80" calcext:value-type="string">
            <text:p>27 × 80</text:p>
          </table:table-cell>
          <table:table-cell table:formula="of:=[.B4]/[.A30]" office:value-type="float" office:value="83.5555555555556" calcext:value-type="float">
            <text:p>83.5555555555556</text:p>
          </table:table-cell>
          <table:table-cell table:formula="of:=[.D4]/[.A30]" office:value-type="float" office:value="81.6518518518518" calcext:value-type="float">
            <text:p>81.6518518518518</text:p>
          </table:table-cell>
          <table:table-cell table:formula="of:=[.B4]/[.B30]" office:value-type="float" office:value="28.2" calcext:value-type="float">
            <text:p>28.2</text:p>
          </table:table-cell>
          <table:table-cell table:formula="of:=[.D4]/[.B30]" office:value-type="float" office:value="27.5575" calcext:value-type="float">
            <text:p>27.5575</text:p>
          </table:table-cell>
          <table:table-cell table:formula="of:=[.B4]/([.A30]+[.B30])" office:value-type="float" office:value="21.0841121495327" calcext:value-type="float">
            <text:p>21.0841121495327</text:p>
          </table:table-cell>
          <table:table-cell table:formula="of:=[.D4]/([.A30]+[.B30])" office:value-type="float" office:value="20.603738317757" calcext:value-type="float">
            <text:p>20.603738317757</text:p>
          </table:table-cell>
          <table:table-cell table:formula="of:=[.B4]/([.A30]*[.B30])" office:value-type="float" office:value="1.04444444444444" calcext:value-type="float">
            <text:p>1.04444444444444</text:p>
          </table:table-cell>
          <table:table-cell table:formula="of:=[.D4]/([.A30]*[.B30])" office:value-type="float" office:value="1.02064814814815" calcext:value-type="float">
            <text:p>1.0206481481481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table:formula="of:=CONCATENATE([.A31];&quot; × &quot;;[.B31])" office:value-type="string" office:string-value="51 × 168" calcext:value-type="string">
            <text:p>51 × 168</text:p>
          </table:table-cell>
          <table:table-cell table:formula="of:=[.B5]/[.A31]" office:value-type="float" office:value="201.737254901961" calcext:value-type="float">
            <text:p>201.737254901961</text:p>
          </table:table-cell>
          <table:table-cell table:formula="of:=[.D5]/[.A31]" office:value-type="float" office:value="160.637254901961" calcext:value-type="float">
            <text:p>160.637254901961</text:p>
          </table:table-cell>
          <table:table-cell table:formula="of:=[.B5]/[.B31]" office:value-type="float" office:value="61.2416666666667" calcext:value-type="float">
            <text:p>61.2416666666667</text:p>
          </table:table-cell>
          <table:table-cell table:formula="of:=[.D5]/[.B31]" office:value-type="float" office:value="48.764880952381" calcext:value-type="float">
            <text:p>48.764880952381</text:p>
          </table:table-cell>
          <table:table-cell table:formula="of:=[.B5]/([.A31]+[.B31])" office:value-type="float" office:value="46.9799086757991" calcext:value-type="float">
            <text:p>46.9799086757991</text:p>
          </table:table-cell>
          <table:table-cell table:formula="of:=[.D5]/([.A31]+[.B31])" office:value-type="float" office:value="37.4086757990868" calcext:value-type="float">
            <text:p>37.4086757990868</text:p>
          </table:table-cell>
          <table:table-cell table:formula="of:=[.B5]/([.A31]*[.B31])" office:value-type="float" office:value="1.20081699346405" calcext:value-type="float">
            <text:p>1.20081699346405</text:p>
          </table:table-cell>
          <table:table-cell table:formula="of:=[.D5]/([.A31]*[.B31])" office:value-type="float" office:value="0.956174136321195" calcext:value-type="float">
            <text:p>0.9561741363211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table:formula="of:=CONCATENATE([.A32];&quot; × &quot;;[.B32])" office:value-type="string" office:string-value="102 × 360" calcext:value-type="string">
            <text:p>102 × 360</text:p>
          </table:table-cell>
          <table:table-cell table:formula="of:=[.B6]/[.A32]" office:value-type="float" office:value="367.324509803922" calcext:value-type="float">
            <text:p>367.324509803922</text:p>
          </table:table-cell>
          <table:table-cell table:formula="of:=[.D6]/[.A32]" office:value-type="float" office:value="330.720588235294" calcext:value-type="float">
            <text:p>330.720588235294</text:p>
          </table:table-cell>
          <table:table-cell table:formula="of:=[.B6]/[.B32]" office:value-type="float" office:value="104.075277777778" calcext:value-type="float">
            <text:p>104.075277777778</text:p>
          </table:table-cell>
          <table:table-cell table:formula="of:=[.D6]/[.B32]" office:value-type="float" office:value="93.7041666666667" calcext:value-type="float">
            <text:p>93.7041666666667</text:p>
          </table:table-cell>
          <table:table-cell table:formula="of:=[.B6]/([.A32]+[.B32])" office:value-type="float" office:value="81.0976190476191" calcext:value-type="float">
            <text:p>81.0976190476191</text:p>
          </table:table-cell>
          <table:table-cell table:formula="of:=[.D6]/([.A32]+[.B32])" office:value-type="float" office:value="73.0162337662338" calcext:value-type="float">
            <text:p>73.0162337662338</text:p>
          </table:table-cell>
          <table:table-cell table:formula="of:=[.B6]/([.A32]*[.B32])" office:value-type="float" office:value="1.02034586056645" calcext:value-type="float">
            <text:p>1.02034586056645</text:p>
          </table:table-cell>
          <table:table-cell table:formula="of:=[.D6]/([.A32]*[.B32])" office:value-type="float" office:value="0.918668300653595" calcext:value-type="float">
            <text:p>0.91866830065359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40" calcext:value-type="float">
            <text:p>840</text:p>
          </table:table-cell>
          <table:table-cell table:formula="of:=CONCATENATE([.A33];&quot; × &quot;;[.B33])" office:value-type="string" office:string-value="227 × 840" calcext:value-type="string">
            <text:p>227 × 840</text:p>
          </table:table-cell>
          <table:table-cell table:formula="of:=[.B7]/[.A33]" office:value-type="float" office:value="826.557709251101" calcext:value-type="float">
            <text:p>826.557709251101</text:p>
          </table:table-cell>
          <table:table-cell table:formula="of:=[.D7]/[.A33]" office:value-type="float" office:value="811.84449339207" calcext:value-type="float">
            <text:p>811.84449339207</text:p>
          </table:table-cell>
          <table:table-cell table:formula="of:=[.B7]/[.B33]" office:value-type="float" office:value="223.367380952381" calcext:value-type="float">
            <text:p>223.367380952381</text:p>
          </table:table-cell>
          <table:table-cell table:formula="of:=[.D7]/[.B33]" office:value-type="float" office:value="219.39130952381" calcext:value-type="float">
            <text:p>219.39130952381</text:p>
          </table:table-cell>
          <table:table-cell table:formula="of:=[.B7]/([.A33]+[.B33])" office:value-type="float" office:value="175.846860356139" calcext:value-type="float">
            <text:p>175.846860356139</text:p>
          </table:table-cell>
          <table:table-cell table:formula="of:=[.D7]/([.A33]+[.B33])" office:value-type="float" office:value="172.716682286785" calcext:value-type="float">
            <text:p>172.716682286785</text:p>
          </table:table-cell>
          <table:table-cell table:formula="of:=[.B7]/([.A33]*[.B33])" office:value-type="float" office:value="0.983997272917978" calcext:value-type="float">
            <text:p>0.983997272917978</text:p>
          </table:table-cell>
          <table:table-cell table:formula="of:=[.D7]/([.A33]*[.B33])" office:value-type="float" office:value="0.966481539752465" calcext:value-type="float">
            <text:p>0.96648153975246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20" calcext:value-type="float">
            <text:p>1520</text:p>
          </table:table-cell>
          <table:table-cell table:formula="of:=CONCATENATE([.A34];&quot; × &quot;;[.B34])" office:value-type="string" office:string-value="402 × 1520" calcext:value-type="string">
            <text:p>402 × 1520</text:p>
          </table:table-cell>
          <table:table-cell table:formula="of:=[.B8]/[.A34]" office:value-type="float" office:value="1638.00422885572" calcext:value-type="float">
            <text:p>1638.00422885572</text:p>
          </table:table-cell>
          <table:table-cell table:formula="of:=[.D8]/[.A34]" office:value-type="float" office:value="1592.93383084577" calcext:value-type="float">
            <text:p>1592.93383084577</text:p>
          </table:table-cell>
          <table:table-cell table:formula="of:=[.B8]/[.B34]" office:value-type="float" office:value="433.209013157895" calcext:value-type="float">
            <text:p>433.209013157895</text:p>
          </table:table-cell>
          <table:table-cell table:formula="of:=[.D8]/[.B34]" office:value-type="float" office:value="421.289078947368" calcext:value-type="float">
            <text:p>421.289078947368</text:p>
          </table:table-cell>
          <table:table-cell table:formula="of:=[.B8]/([.A34]+[.B34])" office:value-type="float" office:value="342.600260145682" calcext:value-type="float">
            <text:p>342.600260145682</text:p>
          </table:table-cell>
          <table:table-cell table:formula="of:=[.D8]/([.A34]+[.B34])" office:value-type="float" office:value="333.173465140479" calcext:value-type="float">
            <text:p>333.173465140479</text:p>
          </table:table-cell>
          <table:table-cell table:formula="of:=[.B8]/([.A34]*[.B34])" office:value-type="float" office:value="1.07763436108929" calcext:value-type="float">
            <text:p>1.07763436108929</text:p>
          </table:table-cell>
          <table:table-cell table:formula="of:=[.D8]/([.A34]*[.B34])" office:value-type="float" office:value="1.04798278345117" calcext:value-type="float">
            <text:p>1.04798278345117</text:p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ull</text:p>
          </table:table-cell>
          <table:table-cell table:formula="of:=AVERAGE([.J30:.J34])" office:value-type="float" office:value="1.06544778649644" calcext:value-type="float">
            <text:p>1.06544778649644</text:p>
          </table:table-cell>
          <table:table-cell table:formula="of:=STDEVP([.J30:.J34])" office:value-type="float" office:value="0.0742736091185693" calcext:value-type="float">
            <text:p>0.0742736091185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sh</text:p>
          </table:table-cell>
          <table:table-cell table:formula="of:=AVERAGE([.K30:.K34])" office:value-type="float" office:value="0.981990981665314" calcext:value-type="float">
            <text:p>0.981990981665314</text:p>
          </table:table-cell>
          <table:table-cell table:formula="of:=STDEVP([.K30:.K34])" office:value-type="float" office:value="0.0464028202718472" calcext:value-type="float">
            <text:p>0.046402820271847</text:p>
          </table:table-cell>
          <table:table-cell table:number-columns-repeated="8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style-name="ce3" office:value-type="string" calcext:value-type="string">
            <text:p>Maze size</text:p>
          </table:table-cell>
          <table:table-cell table:style-name="ce8" office:value-type="string" calcext:value-type="string">
            <text:p>Full</text:p>
          </table:table-cell>
          <table:table-cell table:style-name="ce8"/>
          <table:table-cell table:style-name="ce13" office:value-type="string" calcext:value-type="string">
            <text:p>Hash</text:p>
          </table:table-cell>
          <table:table-cell table:number-columns-repeated="1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float" office:value="2256" calcext:value-type="float">
            <text:p>2,256.00</text:p>
          </table:table-cell>
          <table:table-cell table:style-name="ce9"/>
          <table:table-cell table:style-name="ce14" office:value-type="float" office:value="2204.6" calcext:value-type="float">
            <text:p>2,204.60</text:p>
          </table:table-cell>
          <table:table-cell table:number-columns-repeated="1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float" office:value="10288.6" calcext:value-type="float">
            <text:p>10,288.60</text:p>
          </table:table-cell>
          <table:table-cell table:style-name="ce10"/>
          <table:table-cell table:style-name="ce15" office:value-type="float" office:value="8192.5" calcext:value-type="float">
            <text:p>8,192.50</text:p>
          </table:table-cell>
          <table:table-cell table:number-columns-repeated="1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37467.1" calcext:value-type="float">
            <text:p>37,467.10</text:p>
          </table:table-cell>
          <table:table-cell table:style-name="ce10"/>
          <table:table-cell table:style-name="ce15" office:value-type="float" office:value="33733.5" calcext:value-type="float">
            <text:p>33,733.50</text:p>
          </table:table-cell>
          <table:table-cell table:number-columns-repeated="1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float" office:value="187628.6" calcext:value-type="float">
            <text:p>187,628.60</text:p>
          </table:table-cell>
          <table:table-cell table:style-name="ce10"/>
          <table:table-cell table:style-name="ce15" office:value-type="float" office:value="184288.7" calcext:value-type="float">
            <text:p>184,288.70</text:p>
          </table:table-cell>
          <table:table-cell table:number-columns-repeated="1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658477.7" calcext:value-type="float">
            <text:p>658,477.70</text:p>
          </table:table-cell>
          <table:table-cell table:style-name="ce11"/>
          <table:table-cell table:style-name="ce16" office:value-type="float" office:value="640359.4" calcext:value-type="float">
            <text:p>640,359.40</text:p>
          </table:table-cell>
          <table:table-cell table:number-columns-repeated="10"/>
        </table:table-row>
      </table:table>
      <table:named-expressions/>
      <table:data-pilot-tables>
        <table:data-pilot-table table:name="DataPilot1" table:application-data="" table:target-range-address="'Pivot Table_Sheet2_1'.A1:'Pivot Table_Sheet2_1'.N9" table:buttons="'Pivot Table_Sheet2_1'.A3 'Pivot Table_Sheet2_1'.B1 'Pivot Table_Sheet2_1'.C1 'Pivot Table_Sheet2_1'.D1" table:show-filter-button="false" table:drill-down-on-double-click="false">
          <table:source-cell-range table:cell-range-address="Sheet2.A1:Sheet2.G101"/>
          <table:data-pilot-field table:source-field-name="Maze size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torage" table:orientation="column" table:used-hierarchy="0" table:function="auto">
            <table:data-pilot-level table:show-empty="false" calcext:repeat-item-labels="false">
              <table:data-pilot-members>
                <table:data-pilot-member table:name="Full" table:display="true" table:show-details="true"/>
                <table:data-pilot-member table:name="Has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me (msec)" table:orientation="data" table:used-hierarchy="0" table:function="average">
            <table:data-pilot-level table:show-empty="false" calcext:repeat-item-labels="false">
              <table:data-pilot-members>
                <table:data-pilot-member table:name="2046" table:display="true" table:show-details="true"/>
                <table:data-pilot-member table:name="2077" table:display="true" table:show-details="true"/>
                <table:data-pilot-member table:name="2148" table:display="true" table:show-details="true"/>
                <table:data-pilot-member table:name="2161" table:display="true" table:show-details="true"/>
                <table:data-pilot-member table:name="2170" table:display="true" table:show-details="true"/>
                <table:data-pilot-member table:name="2173" table:display="true" table:show-details="true"/>
                <table:data-pilot-member table:name="2181" table:display="true" table:show-details="true"/>
                <table:data-pilot-member table:name="2183" table:display="true" table:show-details="true"/>
                <table:data-pilot-member table:name="2186" table:display="true" table:show-details="true"/>
                <table:data-pilot-member table:name="2191" table:display="true" table:show-details="true"/>
                <table:data-pilot-member table:name="2214" table:display="true" table:show-details="true"/>
                <table:data-pilot-member table:name="2227" table:display="true" table:show-details="true"/>
                <table:data-pilot-member table:name="2233" table:display="true" table:show-details="true"/>
                <table:data-pilot-member table:name="2241" table:display="true" table:show-details="true"/>
                <table:data-pilot-member table:name="2255" table:display="true" table:show-details="true"/>
                <table:data-pilot-member table:name="2265" table:display="true" table:show-details="true"/>
                <table:data-pilot-member table:name="2279" table:display="true" table:show-details="true"/>
                <table:data-pilot-member table:name="2413" table:display="true" table:show-details="true"/>
                <table:data-pilot-member table:name="2455" table:display="true" table:show-details="true"/>
                <table:data-pilot-member table:name="2508" table:display="true" table:show-details="true"/>
                <table:data-pilot-member table:name="8002" table:display="true" table:show-details="true"/>
                <table:data-pilot-member table:name="8123" table:display="true" table:show-details="true"/>
                <table:data-pilot-member table:name="8127" table:display="true" table:show-details="true"/>
                <table:data-pilot-member table:name="8140" table:display="true" table:show-details="true"/>
                <table:data-pilot-member table:name="8180" table:display="true" table:show-details="true"/>
                <table:data-pilot-member table:name="8227" table:display="true" table:show-details="true"/>
                <table:data-pilot-member table:name="8319" table:display="true" table:show-details="true"/>
                <table:data-pilot-member table:name="8321" table:display="true" table:show-details="true"/>
                <table:data-pilot-member table:name="8363" table:display="true" table:show-details="true"/>
                <table:data-pilot-member table:name="9694" table:display="true" table:show-details="true"/>
                <table:data-pilot-member table:name="9832" table:display="true" table:show-details="true"/>
                <table:data-pilot-member table:name="9944" table:display="true" table:show-details="true"/>
                <table:data-pilot-member table:name="10011" table:display="true" table:show-details="true"/>
                <table:data-pilot-member table:name="10157" table:display="true" table:show-details="true"/>
                <table:data-pilot-member table:name="10324" table:display="true" table:show-details="true"/>
                <table:data-pilot-member table:name="10404" table:display="true" table:show-details="true"/>
                <table:data-pilot-member table:name="10540" table:display="true" table:show-details="true"/>
                <table:data-pilot-member table:name="10763" table:display="true" table:show-details="true"/>
                <table:data-pilot-member table:name="11217" table:display="true" table:show-details="true"/>
                <table:data-pilot-member table:name="33144" table:display="true" table:show-details="true"/>
                <table:data-pilot-member table:name="33263" table:display="true" table:show-details="true"/>
                <table:data-pilot-member table:name="33283" table:display="true" table:show-details="true"/>
                <table:data-pilot-member table:name="33325" table:display="true" table:show-details="true"/>
                <table:data-pilot-member table:name="33478" table:display="true" table:show-details="true"/>
                <table:data-pilot-member table:name="33909" table:display="true" table:show-details="true"/>
                <table:data-pilot-member table:name="33922" table:display="true" table:show-details="true"/>
                <table:data-pilot-member table:name="34207" table:display="true" table:show-details="true"/>
                <table:data-pilot-member table:name="34328" table:display="true" table:show-details="true"/>
                <table:data-pilot-member table:name="34476" table:display="true" table:show-details="true"/>
                <table:data-pilot-member table:name="36821" table:display="true" table:show-details="true"/>
                <table:data-pilot-member table:name="37077" table:display="true" table:show-details="true"/>
                <table:data-pilot-member table:name="37155" table:display="true" table:show-details="true"/>
                <table:data-pilot-member table:name="37182" table:display="true" table:show-details="true"/>
                <table:data-pilot-member table:name="37324" table:display="true" table:show-details="true"/>
                <table:data-pilot-member table:name="37336" table:display="true" table:show-details="true"/>
                <table:data-pilot-member table:name="37620" table:display="true" table:show-details="true"/>
                <table:data-pilot-member table:name="37696" table:display="true" table:show-details="true"/>
                <table:data-pilot-member table:name="38205" table:display="true" table:show-details="true"/>
                <table:data-pilot-member table:name="38255" table:display="true" table:show-details="true"/>
                <table:data-pilot-member table:name="173609" table:display="true" table:show-details="true"/>
                <table:data-pilot-member table:name="174923" table:display="true" table:show-details="true"/>
                <table:data-pilot-member table:name="176238" table:display="true" table:show-details="true"/>
                <table:data-pilot-member table:name="178341" table:display="true" table:show-details="true"/>
                <table:data-pilot-member table:name="178646" table:display="true" table:show-details="true"/>
                <table:data-pilot-member table:name="180100" table:display="true" table:show-details="true"/>
                <table:data-pilot-member table:name="180672" table:display="true" table:show-details="true"/>
                <table:data-pilot-member table:name="181150" table:display="true" table:show-details="true"/>
                <table:data-pilot-member table:name="181468" table:display="true" table:show-details="true"/>
                <table:data-pilot-member table:name="181763" table:display="true" table:show-details="true"/>
                <table:data-pilot-member table:name="185307" table:display="true" table:show-details="true"/>
                <table:data-pilot-member table:name="188126" table:display="true" table:show-details="true"/>
                <table:data-pilot-member table:name="188900" table:display="true" table:show-details="true"/>
                <table:data-pilot-member table:name="190022" table:display="true" table:show-details="true"/>
                <table:data-pilot-member table:name="191082" table:display="true" table:show-details="true"/>
                <table:data-pilot-member table:name="192636" table:display="true" table:show-details="true"/>
                <table:data-pilot-member table:name="192836" table:display="true" table:show-details="true"/>
                <table:data-pilot-member table:name="194727" table:display="true" table:show-details="true"/>
                <table:data-pilot-member table:name="202602" table:display="true" table:show-details="true"/>
                <table:data-pilot-member table:name="206025" table:display="true" table:show-details="true"/>
                <table:data-pilot-member table:name="625764" table:display="true" table:show-details="true"/>
                <table:data-pilot-member table:name="632704" table:display="true" table:show-details="true"/>
                <table:data-pilot-member table:name="635809" table:display="true" table:show-details="true"/>
                <table:data-pilot-member table:name="639710" table:display="true" table:show-details="true"/>
                <table:data-pilot-member table:name="639863" table:display="true" table:show-details="true"/>
                <table:data-pilot-member table:name="639981" table:display="true" table:show-details="true"/>
                <table:data-pilot-member table:name="642075" table:display="true" table:show-details="true"/>
                <table:data-pilot-member table:name="643017" table:display="true" table:show-details="true"/>
                <table:data-pilot-member table:name="643465" table:display="true" table:show-details="true"/>
                <table:data-pilot-member table:name="648181" table:display="true" table:show-details="true"/>
                <table:data-pilot-member table:name="648807" table:display="true" table:show-details="true"/>
                <table:data-pilot-member table:name="650375" table:display="true" table:show-details="true"/>
                <table:data-pilot-member table:name="652380" table:display="true" table:show-details="true"/>
                <table:data-pilot-member table:name="655680" table:display="true" table:show-details="true"/>
                <table:data-pilot-member table:name="660905" table:display="true" table:show-details="true"/>
                <table:data-pilot-member table:name="663359" table:display="true" table:show-details="true"/>
                <table:data-pilot-member table:name="663683" table:display="true" table:show-details="true"/>
                <table:data-pilot-member table:name="665140" table:display="true" table:show-details="true"/>
                <table:data-pilot-member table:name="666151" table:display="true" table:show-details="true"/>
                <table:data-pilot-member table:name="6713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me (msec)" table:orientation="data" table:used-hierarchy="-1" table:function="stdevp">
            <table:data-pilot-level calcext:repeat-item-labels="false"/>
          </table:data-pilot-field>
          <table:data-pilot-field table:source-field-name=" memory" table:orientation="data" table:used-hierarchy="0" table:function="average">
            <table:data-pilot-level table:show-empty="false" calcext:repeat-item-labels="false">
              <table:data-pilot-members>
                <table:data-pilot-member table:name="7960112960" table:display="true" table:show-details="true"/>
                <table:data-pilot-member table:name="7960191480" table:display="true" table:show-details="true"/>
                <table:data-pilot-member table:name="7960618736" table:display="true" table:show-details="true"/>
                <table:data-pilot-member table:name="7961209656" table:display="true" table:show-details="true"/>
                <table:data-pilot-member table:name="7961289256" table:display="true" table:show-details="true"/>
                <table:data-pilot-member table:name="12267224432" table:display="true" table:show-details="true"/>
                <table:data-pilot-member table:name="12268204960" table:display="true" table:show-details="true"/>
                <table:data-pilot-member table:name="12268319464" table:display="true" table:show-details="true"/>
                <table:data-pilot-member table:name="12268753928" table:display="true" table:show-details="true"/>
                <table:data-pilot-member table:name="12269528720" table:display="true" table:show-details="true"/>
                <table:data-pilot-member table:name="12270367008" table:display="true" table:show-details="true"/>
                <table:data-pilot-member table:name="12271244400" table:display="true" table:show-details="true"/>
                <table:data-pilot-member table:name="12271539536" table:display="true" table:show-details="true"/>
                <table:data-pilot-member table:name="12271714904" table:display="true" table:show-details="true"/>
                <table:data-pilot-member table:name="12273071024" table:display="true" table:show-details="true"/>
                <table:data-pilot-member table:name="13194441152" table:display="true" table:show-details="true"/>
                <table:data-pilot-member table:name="13194448448" table:display="true" table:show-details="true"/>
                <table:data-pilot-member table:name="13194850952" table:display="true" table:show-details="true"/>
                <table:data-pilot-member table:name="13194890928" table:display="true" table:show-details="true"/>
                <table:data-pilot-member table:name="13195608928" table:display="true" table:show-details="true"/>
                <table:data-pilot-member table:name="15196849608" table:display="true" table:show-details="true"/>
                <table:data-pilot-member table:name="15226034560" table:display="true" table:show-details="true"/>
                <table:data-pilot-member table:name="15226100296" table:display="true" table:show-details="true"/>
                <table:data-pilot-member table:name="15238733288" table:display="true" table:show-details="true"/>
                <table:data-pilot-member table:name="15255391232" table:display="true" table:show-details="true"/>
                <table:data-pilot-member table:name="15255418704" table:display="true" table:show-details="true"/>
                <table:data-pilot-member table:name="15255456296" table:display="true" table:show-details="true"/>
                <table:data-pilot-member table:name="15255550784" table:display="true" table:show-details="true"/>
                <table:data-pilot-member table:name="15268037672" table:display="true" table:show-details="true"/>
                <table:data-pilot-member table:name="15268047952" table:display="true" table:show-details="true"/>
                <table:data-pilot-member table:name="16601060880" table:display="true" table:show-details="true"/>
                <table:data-pilot-member table:name="16613658632" table:display="true" table:show-details="true"/>
                <table:data-pilot-member table:name="16630389080" table:display="true" table:show-details="true"/>
                <table:data-pilot-member table:name="16642952520" table:display="true" table:show-details="true"/>
                <table:data-pilot-member table:name="16642959808" table:display="true" table:show-details="true"/>
                <table:data-pilot-member table:name="16642997208" table:display="true" table:show-details="true"/>
                <table:data-pilot-member table:name="16643060888" table:display="true" table:show-details="true"/>
                <table:data-pilot-member table:name="16655551960" table:display="true" table:show-details="true"/>
                <table:data-pilot-member table:name="16655552664" table:display="true" table:show-details="true"/>
                <table:data-pilot-member table:name="16655589352" table:display="true" table:show-details="true"/>
                <table:data-pilot-member table:name="16959694648" table:display="true" table:show-details="true"/>
                <table:data-pilot-member table:name="16989055992" table:display="true" table:show-details="true"/>
                <table:data-pilot-member table:name="16989076072" table:display="true" table:show-details="true"/>
                <table:data-pilot-member table:name="16989077536" table:display="true" table:show-details="true"/>
                <table:data-pilot-member table:name="16989083728" table:display="true" table:show-details="true"/>
                <table:data-pilot-member table:name="16989085440" table:display="true" table:show-details="true"/>
                <table:data-pilot-member table:name="16989104552" table:display="true" table:show-details="true"/>
                <table:data-pilot-member table:name="17001641056" table:display="true" table:show-details="true"/>
                <table:data-pilot-member table:name="17014240872" table:display="true" table:show-details="true"/>
                <table:data-pilot-member table:name="17014250672" table:display="true" table:show-details="true"/>
                <table:data-pilot-member table:name="17039639712" table:display="true" table:show-details="true"/>
                <table:data-pilot-member table:name="17039754632" table:display="true" table:show-details="true"/>
                <table:data-pilot-member table:name="17039767736" table:display="true" table:show-details="true"/>
                <table:data-pilot-member table:name="17039767776" table:display="true" table:show-details="true"/>
                <table:data-pilot-member table:name="17039769216" table:display="true" table:show-details="true"/>
                <table:data-pilot-member table:name="17039771208" table:display="true" table:show-details="true"/>
                <table:data-pilot-member table:name="17039773112" table:display="true" table:show-details="true"/>
                <table:data-pilot-member table:name="17039773168" table:display="true" table:show-details="true"/>
                <table:data-pilot-member table:name="17039776096" table:display="true" table:show-details="true"/>
                <table:data-pilot-member table:name="17039782760" table:display="true" table:show-details="true"/>
                <table:data-pilot-member table:name="17039784440" table:display="true" table:show-details="true"/>
                <table:data-pilot-member table:name="17039785112" table:display="true" table:show-details="true"/>
                <table:data-pilot-member table:name="17039785264" table:display="true" table:show-details="true"/>
                <table:data-pilot-member table:name="17039785832" table:display="true" table:show-details="true"/>
                <table:data-pilot-member table:name="17039787504" table:display="true" table:show-details="true"/>
                <table:data-pilot-member table:name="17039795720" table:display="true" table:show-details="true"/>
                <table:data-pilot-member table:name="17039795752" table:display="true" table:show-details="true"/>
                <table:data-pilot-member table:name="17039795784" table:display="true" table:show-details="true"/>
                <table:data-pilot-member table:name="17039796440" table:display="true" table:show-details="true"/>
                <table:data-pilot-member table:name="17039798128" table:display="true" table:show-details="true"/>
                <table:data-pilot-member table:name="17039798144" table:display="true" table:show-details="true"/>
                <table:data-pilot-member table:name="17056522408" table:display="true" table:show-details="true"/>
                <table:data-pilot-member table:name="17056524560" table:display="true" table:show-details="true"/>
                <table:data-pilot-member table:name="17056524912" table:display="true" table:show-details="true"/>
                <table:data-pilot-member table:name="17056526248" table:display="true" table:show-details="true"/>
                <table:data-pilot-member table:name="17056533608" table:display="true" table:show-details="true"/>
                <table:data-pilot-member table:name="17056543560" table:display="true" table:show-details="true"/>
                <table:data-pilot-member table:name="17056549880" table:display="true" table:show-details="true"/>
                <table:data-pilot-member table:name="17056550104" table:display="true" table:show-details="true"/>
                <table:data-pilot-member table:name="17056551424" table:display="true" table:show-details="true"/>
                <table:data-pilot-member table:name="17056555376" table:display="true" table:show-details="true"/>
                <table:data-pilot-member table:name="17056573024" table:display="true" table:show-details="true"/>
                <table:data-pilot-member table:name="17069108080" table:display="true" table:show-details="true"/>
                <table:data-pilot-member table:name="17069109992" table:display="true" table:show-details="true"/>
                <table:data-pilot-member table:name="17069113112" table:display="true" table:show-details="true"/>
                <table:data-pilot-member table:name="17069117576" table:display="true" table:show-details="true"/>
                <table:data-pilot-member table:name="17069117696" table:display="true" table:show-details="true"/>
                <table:data-pilot-member table:name="17069125960" table:display="true" table:show-details="true"/>
                <table:data-pilot-member table:name="17069127088" table:display="true" table:show-details="true"/>
                <table:data-pilot-member table:name="17069133744" table:display="true" table:show-details="true"/>
                <table:data-pilot-member table:name="17069134976" table:display="true" table:show-details="true"/>
                <table:data-pilot-member table:name="17069144640" table:display="true" table:show-details="true"/>
                <table:data-pilot-member table:name="17069145896" table:display="true" table:show-details="true"/>
                <table:data-pilot-member table:name="17069161712" table:display="true" table:show-details="true"/>
                <table:data-pilot-member table:name="17081685320" table:display="true" table:show-details="true"/>
                <table:data-pilot-member table:name="17081690456" table:display="true" table:show-details="true"/>
                <table:data-pilot-member table:name="17081727552" table:display="true" table:show-details="true"/>
                <table:data-pilot-member table:name="17081727800" table:display="true" table:show-details="true"/>
                <table:data-pilot-member table:name="170817394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memory" table:orientation="data" table:used-hierarchy="-1" table:function="stdevp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0:05:11.631680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1:02.428540575</meta:creation-date>
    <dc:date>2019-03-21T00:57:08.159885307</dc:date>
    <meta:editing-duration>PT23H6M27S</meta:editing-duration>
    <meta:editing-cycles>7</meta:editing-cycles>
    <meta:generator>LibreOffice/6.1.2.1$MacOSX_X86_64 LibreOffice_project/65905a128db06ba48db947242809d14d3f9a93fe</meta:generator>
    <meta:document-statistic meta:table-count="3" meta:cell-count="15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chart-properties chart:auto-position="true" style:rotation-angle="0"/><style:text-properties fo:font-family="&apos;TeX Gyre Schola&apos;" style:font-style-name="Regular" fo:font-size="13pt" style:font-size-asian="13pt" style:font-size-complex="13pt"/></style:style><style:style style:name="ch3" style:family="chart"><style:chart-properties chart:auto-position="true"/><style:graphic-properties draw:stroke="none" svg:stroke-color="#b3b3b3" draw:fill="none" draw:fill-color="#e6e6e6"/><style:text-properties fo:font-family="&apos;TeX Gyre Termes&apos;" style:font-style-name="Regular" fo:font-size="10pt" style:font-size-asian="10pt" style:font-size-complex="10pt"/></style:style><style:style style:name="ch4" style:family="chart"><style:chart-properties chart:symbol-type="automatic" chart:include-hidden-cells="false" chart:auto-position="true" chart:auto-size="true" chart:treat-empty-cells="leave-gap" chart:right-angled-axes="true"/></style:style><style:style style:name="ch5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family="&apos;TeX Gyre Termes&apos;" style:font-style-name="Regular" fo:font-size="10pt" style:font-size-asian="10pt" style:font-size-complex="10pt"/></style:style><style:style style:name="ch6" style:family="chart"><style:chart-properties chart:auto-position="true" style:rotation-angle="0"/><style:text-properties fo:font-family="&apos;TeX Gyre Termes&apos;" style:font-style-name="Regular" fo:font-size="9pt" style:font-size-asian="9pt" style:font-size-complex="9pt"/></style:style><style:style style:name="ch7" style:family="chart" style:data-style-name="N0"><style:chart-properties chart:display-label="true" chart:logarithmic="false" chart:origin="0" chart:reverse-direction="false" text:line-break="false" loext:try-staggering-first="false" chart:link-data-style-to-source="true" chart:axis-position="1"/><style:graphic-properties svg:stroke-color="#b3b3b3"/><style:text-properties fo:font-family="&apos;TeX Gyre Termes&apos;" style:font-style-name="Regular" fo:font-size="10pt" style:font-size-asian="10pt" style:font-size-complex="10pt"/></style:style><style:style style:name="ch8" style:family="chart"><style:chart-properties chart:auto-position="true" style:rotation-angle="90"/><style:text-properties fo:font-family="&apos;TeX Gyre Termes&apos;" style:font-style-name="Regular" fo:font-size="9pt" style:font-size-asian="9pt" style:font-size-complex="9pt"/></style:style><style:style style:name="ch9" style:family="chart"><style:graphic-properties svg:stroke-color="#b3b3b3"/></style:style><style:style style:name="ch10" style:family="chart" style:data-style-name="N0"><style:chart-properties chart:symbol-type="named-symbol" chart:symbol-name="square" chart:symbol-width="0.25cm" chart:symbol-height="0.25cm" chart:link-data-style-to-source="true"/><style:graphic-properties svg:stroke-width="0.08cm" svg:stroke-color="#004586" draw:fill-color="#004586" dr3d:edge-rounding="5%"/><style:text-properties fo:font-size="10pt" style:font-size-asian="10pt" style:font-size-complex="10pt"/></style:style><style:style style:name="ch11" style:family="chart" style:data-style-name="N0"><style:chart-properties chart:symbol-type="named-symbol" chart:symbol-name="diamond" chart:symbol-width="0.25cm" chart:symbol-height="0.25cm" chart:link-data-style-to-source="true"/><style:graphic-properties svg:stroke-width="0.08cm" svg:stroke-color="#ff420e" draw:fill-color="#ff420e" dr3d:edge-rounding="5%"/><style:text-properties fo:font-size="10pt" style:font-size-asian="10pt" style:font-size-complex="10pt"/></style:style><style:style style:name="ch12" style:family="chart" style:data-style-name="N0"><style:chart-properties chart:symbol-type="named-symbol" chart:symbol-name="arrow-down" chart:symbol-width="0.25cm" chart:symbol-height="0.25cm" chart:link-data-style-to-source="true"/><style:graphic-properties svg:stroke-width="0.08cm" svg:stroke-color="#ffd320" draw:fill-color="#ffd320" dr3d:edge-rounding="5%"/><style:text-properties fo:font-size="10pt" style:font-size-asian="10pt" style:font-size-complex="10pt"/></style:style><style:style style:name="ch13" style:family="chart" style:data-style-name="N0"><style:chart-properties chart:symbol-type="named-symbol" chart:symbol-name="arrow-up" chart:symbol-width="0.25cm" chart:symbol-height="0.25cm" chart:link-data-style-to-source="true"/><style:graphic-properties svg:stroke-width="0.08cm" svg:stroke-color="#579d1c" draw:fill-color="#579d1c" dr3d:edge-rounding="5%"/><style:text-properties fo:font-size="10pt" style:font-size-asian="10pt" style:font-size-complex="10pt"/></style:style><style:style style:name="ch14" style:family="chart" style:data-style-name="N0"><style:chart-properties chart:symbol-type="named-symbol" chart:symbol-name="arrow-right" chart:symbol-width="0.25cm" chart:symbol-height="0.25cm" chart:link-data-style-to-source="true"/><style:graphic-properties svg:stroke-width="0.08cm" svg:stroke-color="#7e0021" draw:fill-color="#7e0021" dr3d:edge-rounding="5%"/><style:text-properties fo:font-size="10pt" style:font-size-asian="10pt" style:font-size-complex="10pt"/></style:style><style:style style:name="ch15" style:family="chart" style:data-style-name="N0"><style:chart-properties chart:symbol-type="named-symbol" chart:symbol-name="arrow-left" chart:symbol-width="0.25cm" chart:symbol-height="0.25cm" chart:link-data-style-to-source="true"/><style:graphic-properties svg:stroke-width="0.08cm" svg:stroke-color="#83caff" draw:fill-color="#83caff" dr3d:edge-rounding="5%"/><style:text-properties fo:font-size="10pt" style:font-size-asian="10pt" style:font-size-complex="10pt"/></style:style><style:style style:name="ch16" style:family="chart" style:data-style-name="N0"><style:chart-properties chart:symbol-type="named-symbol" chart:symbol-name="bow-tie" chart:symbol-width="0.25cm" chart:symbol-height="0.25cm" chart:link-data-style-to-source="true"/><style:graphic-properties svg:stroke-width="0.08cm" svg:stroke-color="#314004" draw:fill-color="#314004" dr3d:edge-rounding="5%"/><style:text-properties fo:font-size="10pt" style:font-size-asian="10pt" style:font-size-complex="10pt"/></style:style><style:style style:name="ch17" style:family="chart" style:data-style-name="N0"><style:chart-properties chart:symbol-type="named-symbol" chart:symbol-name="hourglass" chart:symbol-width="0.25cm" chart:symbol-height="0.25cm" chart:link-data-style-to-source="true"/><style:graphic-properties svg:stroke-width="0.08cm" svg:stroke-color="#aecf00" draw:fill-color="#aecf00" dr3d:edge-rounding="5%"/><style:text-properties fo:font-size="10pt" style:font-size-asian="10pt" style:font-size-complex="10pt"/></style:style><style:style style:name="ch18" style:family="chart"><style:graphic-properties draw:stroke="solid" svg:stroke-color="#b3b3b3" draw:fill="none" draw:fill-color="#e6e6e6"/></style:style><style:style style:name="ch19" style:family="chart"><style:graphic-properties svg:stroke-color="#b3b3b3" draw:fill-color="#cccccc"/></style:style></office:automatic-styles><office:body><office:chart><chart:chart svg:width="21.251cm" svg:height="11.954cm" xlink:href=".." xlink:type="simple" chart:class="chart:line" chart:style-name="ch1"><chart:title svg:x="4.926cm" svg:y="0.375cm" chart:style-name="ch2"><text:p>State Space Traversal Duration/Maze Metrics Ratio</text:p></chart:title><chart:legend chart:legend-position="end" svg:x="16.225cm" svg:y="3.659cm" style:legend-expansion="high" chart:style-name="ch3"/><chart:plot-area chart:style-name="ch4" table:cell-range-address="&apos;Pivot Table_Sheet2_1&apos;.C29:&apos;Pivot Table_Sh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